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2dc7" officeooo:paragraph-rsid="001e2dc7"/>
    </style:style>
    <style:style style:name="P2" style:family="paragraph" style:parent-style-name="Standard">
      <style:text-properties officeooo:rsid="001ffff8" officeooo:paragraph-rsid="00211dd9"/>
    </style:style>
    <style:style style:name="P3" style:family="paragraph" style:parent-style-name="Standard">
      <style:text-properties officeooo:rsid="00227a9d" officeooo:paragraph-rsid="00227a9d"/>
    </style:style>
    <style:style style:name="P4" style:family="paragraph" style:parent-style-name="Standard">
      <style:text-properties officeooo:rsid="00240ca1" officeooo:paragraph-rsid="00240ca1"/>
    </style:style>
    <style:style style:name="T1" style:family="text">
      <style:text-properties officeooo:rsid="001fe096"/>
    </style:style>
    <style:style style:name="T2" style:family="text">
      <style:text-properties officeooo:rsid="00211dd9"/>
    </style:style>
    <style:style style:name="T3" style:family="text">
      <style:text-properties officeooo:rsid="00240c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ott Kannawin</text:p>
      <text:p text:style-name="P4">Christopher Bradford</text:p>
      <text:p text:style-name="P1"/>
      <text:p text:style-name="P1">For this project we had to implement an A* agent to traverse the environment and hunt down a target. The method in which we did was to only actively search out targets <text:span text:style-name="T1">using a dynamically calculated graph using A* concepts. The concepts being finding a heuristic function as well as using a distance function combined because when calculating for A* F(x) = H(x) + G(x) whereas a normal heuristic for finding the shortest path involves F(x) being the path distance from vertex to vertex.</text:span></text:p>
      <text:p text:style-name="P1"/>
      <text:p text:style-name="P2">Since our agent was doing the competitive ladder again it was relatively simple to com<text:span text:style-name="T2">e up with a method to graph out our strategy. Since the key to the game was to get to the target most efficiently and most unpredictably, we had to go with the road map strategy given to us. This involved finding a way to dynamically create a path to our target without having to do overly 'boxy' moves. Since the other two methods given to us involved creating a grid of the entire space and path out four different movements (up, down, left, and right) movements. The road map A* method gave the flexibility to give the true shortest path to the target. Using the road map A* method allowed us to use mine-able asteroids and beacons as our vertices instead of grid spaces, allowing for movements that didn't involve only left, right, up, or down movements. However there was found to be one drawback of this path function: It would still run into non-minable asteroids. </text:span></text:p>
      <text:p text:style-name="P2"/>
      <text:p text:style-name="P3">This drawback of A* came due to the nature of the algorithm we chose to explore the space given to us. We calculated a complete graph to begin with and using the 'space.isPathClearOfObstacles' method given to us deleted edges from the graph if there was something that couldn't be collected in the way as it would inhibit our movement. We had to use a bigger radius for that method so our ship could fit and account for asteroids moving in since the graph algorithm couldn't regenerate every time step, but instead every 25 time steps. The downside to needing a bigger radius is that if the ship is surrounded by immovable objects that it can't compute a path and will throw null pointer exceptions until the asteroids move. Another downside came from our 'AdvancedMovementVector' methods, allowing us to get from place to place faster and efficiently with our reflex agent. Though it wasn't expected to account for asteroids with the reflex agent it was almost expected here, since the method moves the ship at maximum speed to be able to dodge accurate shots being placed as well as get to the target quickly, it was recycled to be used for this project. Since the graph regenerated every 25 time steps the momentum generated from trying to change direction of the ship caused it to occasionally run into asteroids, but still moved through space accurate enough to double the points of our best reflex bot (which was never submitted to the ladder). </text:p>
      <text:p text:style-name="P3"/>
      <text:p text:style-name="P3">Despite the two drawbacks we found from <text:span text:style-name="T3">the inherent nature of A*</text:span> and traversing space at maximum velocity in general, our shortest path graph algorithm was efficient enough to never miss a step unless the computer was thermal-locking due to age (which happened some). <text:s/>The weight of an edge between two vertices was determined by the ships distance from the vertex and the vertex's distance from the target during calculations of the adjacency matrix. This would allow the ship to calculate shortest path using any graphing algorithm that we'd like, as long as it didn't time out the engine. The algorithm that we did go with was the Floyd-Warshall algorithm which is an O(n^3) algorithm for all pairs shortest path. Though it is very inefficient in large graphs, it will return the queue of vertices that the ship will need to reach in a simple manner. This algorithm never timed out the game engine, unless the computer testing it would thermal lock <text:span text:style-name="T3">so it was efficient enough to 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9:41:33.692634056</meta:creation-date>
    <dc:date>2017-02-21T22:09:14.340472842</dc:date>
    <meta:editing-duration>PT5M8S</meta:editing-duration>
    <meta:editing-cycles>1</meta:editing-cycles>
    <meta:document-statistic meta:table-count="0" meta:image-count="0" meta:object-count="0" meta:page-count="1" meta:paragraph-count="6" meta:word-count="679" meta:character-count="3916" meta:non-whitespace-character-count="3240"/>
    <meta:generator>LibreOffice/4.2.8.2$Linux_X86_64 LibreOffice_project/420m0$Build-2</meta:generator>
  </office:meta>
</office:document-meta>
</file>